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><text:bookmark-start text:name="__DdeLink__788_261946118"/><text:span text:style-name="SourceText">1. A csv containing unique Email</text:span><text:span text:style-name="SourceText"><text:s/>id and Mob no in decoded form.</text:span></text:p>
      <text:p text:style-name="PreformattedText"/>
      <text:p text:style-name="PreformattedText"><text:span text:style-name="SourceText">&gt;&gt;&gt;val df1 = spark.read.format("csv").option("header", "true").load("visit_details.csv")</text:span></text:p>
      <text:p text:style-name="PreformattedText"><text:span text:style-name="SourceText">&gt;&gt;&gt;val df2 = df1.select("email", "mobno").distinct()</text:span></text:p>
      <text:p text:style-name="PreformattedText"><text:span text:style-name="SourceText">&gt;&gt;&gt;val df3= df2.select(unbase64($"email"), unbase64($"mobno"))</text:span></text:p>
      <text:p text:style-name="PreformattedText"><text:span text:style-name="SourceText">&gt;&gt;&gt; val final_data</text:span><text:span text:style-name="SourceText"><text:s/>= df3.select(decode($"unbase64(email)","utf8"), decode($"unbase64(mobno)", "utf8"))</text:span></text:p>
      <text:p text:style-name="PreformattedText"><text:span text:style-name="SourceText">&gt;&gt;&gt;val newNames = Seq("email", "mobno")</text:span></text:p>
      <text:p text:style-name="PreformattedText"><text:span text:style-name="SourceText">&gt;&gt;&gt;val dfRenamed = final_data.toDF(newNames:_*)</text:span></text:p>
      <text:p text:style-name="PreformattedText"><text:span text:style-name="SourceText">&gt;&gt;&gt;dfRenamed.coalesce(1).write.option("header", "true").csv("decoded.csv")</text:span><text:bookmark-end text:name="__DdeLink__788_261946118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18-11-07T13:10:00Z</meta:creation-date>
    <dc:date>2018-11-07T13:10:00Z</dc:date>
    <meta:template xlink:href="Normal.dotm" xlink:type="simple"/>
    <meta:editing-cycles>2</meta:editing-cycles>
    <meta:editing-duration>PT180S</meta:editing-duration>
    <meta:document-statistic meta:page-count="1" meta:paragraph-count="1" meta:word-count="80" meta:character-count="535" meta:row-count="3" meta:non-whitespace-character-count="456"/>
  </office:meta>
</office:document-meta>
</file>